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style:font-name="Calibri"/>
    </style:style>
    <style:style style:name="P4" style:family="paragraph" style:parent-style-name="Standard">
      <style:paragraph-properties fo:margin-top="0cm" fo:margin-bottom="0.499cm" loext:contextual-spacing="false" fo:line-height="150%" style:writing-mode="lr-tb"/>
      <style:text-properties style:font-name="Calibri" officeooo:paragraph-rsid="002cc1f7"/>
    </style:style>
    <style:style style:name="P5" style:family="paragraph" style:parent-style-name="Standard">
      <style:paragraph-properties fo:margin-top="0cm" fo:margin-bottom="0.499cm" loext:contextual-spacing="false" fo:line-height="150%" style:writing-mode="lr-tb"/>
      <style:text-properties style:font-name="Calibri" fo:font-style="italic" style:font-style-asian="italic" style:font-style-complex="italic"/>
    </style:style>
    <style:style style:name="P6" style:family="paragraph" style:parent-style-name="Standard">
      <style:paragraph-properties fo:margin-top="0cm" fo:margin-bottom="0.499cm" loext:contextual-spacing="false" fo:line-height="150%" fo:text-align="center" style:justify-single-word="false" style:writing-mode="lr-tb"/>
      <style:text-properties style:font-name="Calibri" officeooo:rsid="002cc1f7" officeooo:paragraph-rsid="002cc1f7"/>
    </style:style>
    <style:style style:name="P7" style:family="paragraph" style:parent-style-name="Heading_20_1" style:master-page-name="MP0">
      <style:paragraph-properties style:page-number="auto" fo:break-before="page"/>
      <style:text-properties officeooo:paragraph-rsid="002b8d3a"/>
    </style:style>
    <style:style style:name="P8" style:family="paragraph" style:parent-style-name="Normal">
      <style:text-properties officeooo:paragraph-rsid="002b8d3a"/>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ize="11pt" fo:font-style="italic" style:font-size-asian="11pt" style:font-style-asian="italic"/>
    </style:style>
    <style:style style:name="T4" style:family="text">
      <style:text-properties fo:font-size="11pt" fo:font-style="italic" style:font-size-asian="11pt" style:font-style-asian="italic" style:font-style-complex="italic"/>
    </style:style>
    <style:style style:name="T5" style:family="text">
      <style:text-properties fo:font-size="11pt" style:font-size-asian="11pt"/>
    </style:style>
    <style:style style:name="T6" style:family="text">
      <style:text-properties fo:font-style="italic" style:font-style-asian="italic" style:font-style-complex="italic"/>
    </style:style>
    <style:style style:name="T7" style:family="text">
      <style:text-properties officeooo:rsid="002b8d3a"/>
    </style:style>
    <style:style style:name="T8" style:family="text">
      <style:text-properties officeooo:rsid="002cc1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T7">Wimpernell’s Plan</text:span></text:h>
      <text:p text:style-name="P8"/>
      <text:p text:style-name="P3">Wimpernel was a kitten, who lived in the Old Blue and Green Barn, which was nestled in the treeline at the back of an <text:span text:style-name="T8">unkempt</text:span> field overlooking Gillys Vale. The youngest of many sisters and brothers, she had been given her name for the pitiful mewling sounds she would often make at dinner time, during her first early weeks of life. She had always been hungry then, and always the last to get her way, being the smallest.</text:p>
      <text:p text:style-name="P3">The moment she could venture out on her own, she certainly did so, and had soon adopted, to the disapproval of the other barn cats, the name she had been given by the Old Grey Woman who still lived in the Grumbling House at the <text:span text:style-name="T5">far end of the field : </text:span><text:span text:style-name="T3">Whimsy</text:span><text:span text:style-name="T5">.</text:span></text:p>
      <text:p text:style-name="P3">From the barn, Whimsy could foray into the grassy field that was the House’s backyard, and practice how to hunt mice. From there, if the kitten looked toward the House, the barn was on the right side of the property. If she wandered through the tall grass and wildflowers, all the way up to the <text:span text:style-name="T5">back porch of the House – a thing kittens were definitely </text:span><text:span text:style-name="T3">not </text:span>supposed to do – and looked back from there, the barn was (magically, to her) all of the sudden on the left side of the yard.</text:p>
      <text:p text:style-name="P3">Whimsy had always been fascinated about how both Left and Right were not fixed directions, but directions you brought with you wherever you went. She was the only barn cat that ever thought of the barn as being both on the left side of the yard, and also the right side. Up and Down were a completely different story – which was apparent whenever she chose to jump onto or off of something. It didn’t seem to matter what direction she was looking, the ground (or floor, or puddle) always seemed to be Down, and she seemed perpetually drawn in that direction, whether she wanted to go there or not.</text:p>
      <text:p text:style-name="P3">The gentle slopes of the Vale sometimes reminded Whimsy a bit of a very large saucer of milk, on those early mornings when the fog from the low mountain far across on the opposite side would come rolling slowly down into it, from wherever fog came from.</text:p>
      <text:p text:style-name="P4">Overlooking the Vale, at the back corner of the field (which was always on the same side as the Old Barn, no matter where she looked at it from) an ancient, Scarred Tree stood and watched everything, as he always had, since before any of these other things were built here. He had been enormous, healthy and vibrant the day she first caught sight of him, from between the planks of the Barn’s slightly sagging walls, and was now becoming more beautiful every day, showing his best colors for the whole valley to see.</text:p>
      <text:p text:style-name="P4"><text:soft-page-break/>From the grand old tree’s strongest branching arm, someone had hung a most curious hoop. It was dark, close to the ground, and twisted slowly this way and that, in constant conversation with the wind. Wimpernel had been forbidden to go close to it – the others said it was dangerous, and possibly even sinister. Their father, who had no name of his own, aside from the one the Old Grey Woman had given him, which was Bill, had gone there one evening in the Spring (so the story went) and had never returned. </text:p>
      <text:p text:style-name="P4">When Whimsy met the Old Grey Woman, and acquired her own, real name, she reasoned the law about avoiding the tree no longer applied to her, having been given to a young kitten named Wimpernel, whom she was no longer. Names were powerful. That’s what the Old Grey Woman often told her.</text:p>
      <text:p text:style-name="P3">So now, on her 100th morning as a kitten, Whimsy had formulated a plan.</text:p>
      <text:p text:style-name="P5">Greyspot! Psst!</text:p>
      <text:p text:style-name="P3">Whimsy tapped her minutes-older brother on his spot, which was on his forehead, between his closed eyelids. His spot was white, not grey – the rest of him was grey. She found his name slightly ambiguous, but of course had not been there yet to help name him, since he had wrestled past her while they were still in their mother’s womb. So many benefits were awarded the ones willing to start struggling at such a young age. She intended to get him a better name from the Old Grey Woman, as soon as she could convince him to follow her to the House. She had not succeeded so far.</text:p>
      <text:p text:style-name="P3">The others were all off hunting, or asleep, hidden among the haphazard junk piles which filled the barn from floor to ceiling.</text:p>
      <text:p text:style-name="P5">Brother! C’mon, get up.</text:p>
      <text:p text:style-name="P3">Her brother’s eyes scrunched tighter, and he rolled left<text:span text:style-name="T8">-</text:span>wise to his side, swatting absently at her paw in his sleep. He was a very good sleeper. Lots of practice.</text:p>
      <text:p text:style-name="P3">She walked around to where his face had ended up, and tapped his nose. Sometimes his nose was the thing she needed to tap, to wake him up. She had a number of methods.</text:p>
      <text:p text:style-name="P5">Brother. I need you. I have a plan!</text:p>
      <text:p text:style-name="P3">A sleepy kitten growl emerged from her sibling’s throat. His nose twitched, and he turned the intrusion into a dream about chasing a fly. His hind legs kicked twice, while his mouth opened slightly, enough for his pink tongue to peek out. One of her older cousins shifted in the rafters above. The morning sunlight <text:soft-page-break/>was beginning to peek through the leaves outside. It would not be long before the whole place was bustling and the morning meeting would commence. She needed to act quickly. She stuck her paw in his mouth, and waited.</text:p>
      <text:p text:style-name="P3">Greyspot took about three sleepy breaths, and then began to have a hard time breathing properly. His mouth began to open and close, but not very successfully, since his sister’s paw was now stuck in there. With a sudden, slight sneeze, his eyes opened, more or less at the same time.</text:p>
      <text:p text:style-name="P3"><text:span text:style-name="T3">What? Where are…. Wimp? What… whyyy? </text:span><text:span text:style-name="T5">Spot’s mind </text:span>started to return to the waking world, where Whimsy sat waiting for him, having pulled her paw away from his face.</text:p>
      <text:p text:style-name="P3"><text:span text:style-name="T3">Spot</text:span><text:span text:style-name="T5">. Whimsy let her brother squirm and stretch while she patiently continued. </text:span><text:span text:style-name="T3">I need your help. I have a plan. I need a </text:span><text:span text:style-name="T6">distraction</text:span>.</text:p>
      <text:p text:style-name="P3">Greyspot scrunched his eyes at his little sister, as his sight came into focus. Was it morning already? He was so sleepy. Why did she wake him up every single day? Hadn’t they discussed this? He was a growing kitten, he needed lots of sleep.</text:p>
      <text:p text:style-name="P3"><text:span text:style-name="T3">Wimp, what the hell? </text:span><text:span text:style-name="T5">He let out a short, irritable hiss. </text:span><text:span text:style-name="T4">It’s still </text:span><text:span text:style-name="T6">dark outside</text:span>. It wasn’t exactly dark, but close enough.</text:p>
      <text:p text:style-name="P3"><text:span text:style-name="T6">Language, brother. And my name is Whimsy now, I told you </text:span><text:span text:style-name="T4">that three days ago</text:span><text:span text:style-name="T3">. </text:span><text:span text:style-name="T5">She sometimes wished her barely-older </text:span>sibling – the one she should by definition trust the most – <text:span text:style-name="T5">took her issues a little more seriously sometimes. </text:span><text:span text:style-name="T4">It’s Whimsy, </text:span><text:span text:style-name="T6">okay? I need your help, now.</text:span></text:p>
      <text:p text:style-name="P3">Spot rolled slowly onto his back, a trick he learned early, and one not every cat managed to master, or even thought to. <text:span text:style-name="T6">Your name is Wimpernel. You have a plan, but it’s a terrible and dangerous one.</text:span></text:p>
      <text:p text:style-name="P3">Whimsy indignantly stamped her front paws on the dusty <text:span text:style-name="T5">newspaper Spot used as a bed. </text:span><text:span text:style-name="T3">How do you know that?</text:span></text:p>
      <text:p text:style-name="P3"><text:span text:style-name="T6">Because all of your plans are terrible and dangerous. You’re not even a hundred mornings old yet, and you’re not going to make </text:span><text:span text:style-name="T4">it to two hundred mornings at this rate</text:span><text:span text:style-name="T3">. </text:span><text:span text:style-name="T5">All of his short legs </text:span>were sticking up, somewhat comically, for balance. He gazed wistfully at the ceiling. He had been having the most amazing dream about chasing a fat, juicy fly. He would never get it <text:span text:style-name="T5">back now. His sister was the bane of his young existence. </text:span><text:span text:style-name="T3">I’m not helping you</text:span><text:span text:style-name="T5">, he added, for clarity.</text:span></text:p>
      <text:p text:style-name="P3"><text:soft-page-break/>Whimsy put her face right up to Spot’s. This was not up <text:span text:style-name="T5">for discussion. Time was of the essence. </text:span><text:span text:style-name="T4">I AM one hundred </text:span><text:span text:style-name="T6">mornings old, as of this morning, actually. So are you, actually. Did you know that? And my name is Whimsy. I’ve told you that seven times now.</text:span></text:p>
      <text:p text:style-name="P3">Greyspot stretched dramatically, twisting away from her onto his flank again, but did not offer to get up. He could tell Wimpernel was in one of her moods. He wasn’t getting back to sleep this morning. He needed time to come to terms with <text:span text:style-name="T5">that sad fact. </text:span><text:span text:style-name="T3">Wimp…</text:span></text:p>
      <text:p text:style-name="P3"><text:span text:style-name="T6">No, Spot. You’re my brother, and I’m going outside because I </text:span><text:span text:style-name="T4">have a plan, and you need to help me. Now.</text:span><text:span text:style-name="T3"> </text:span><text:span text:style-name="T5">She was around </text:span>in front of him again. Their various siblings, aunts, uncles, and extended family – there were about twenty of them in all – were going to start converging here soon, for the morning meeting. She needed her plan to take effect before then. Otherwise, she’d have to wait a whole other day, and that was unacceptable.</text:p>
      <text:p text:style-name="P5">If you don’t help me now, Whimsy batted at his wayward feet for effect, I’m going to chase you all day and bite your tail, all day. I swear I will.</text:p>
      <text:p text:style-name="P3"><text:span text:style-name="T3">Ughhhh</text:span><text:span text:style-name="T5">. Spot could not take another day of that, again. He </text:span>closed his eyes for a brief moment, tried to imagine that he had had way more sleep, and was now ready to get up and go hunt something, and then, reluctantly, flipped onto his feet.</text:p>
      <text:p text:style-name="P5">Fine. What’s your plan?</text:p>
      <text:p text:style-name="P6">---</text:p>
      <text:p text:style-name="P3">Not long afterwards, the morning meeting commenced, and Greyspot announced that he had seen Wimpernel wander into the woods behind the Old Green Barn – a place <text:span text:style-name="T5">young kittens were definitely </text:span><text:span text:style-name="T3">not </text:span><text:span text:style-name="T5">allowed to wander. The </text:span>adults quickly went out to scour the woods, and the eldest of them stayed behind to keep the youngest from getting into trouble.</text:p>
      <text:p text:style-name="P3">Greyspot was annoyed at having to stay in the Barn, on top of having his sleep interrupted. He was going to have to figure out how to deal with Wimpernel’s crazy plans. She was going to get herself killed one of these days – there were <text:span text:style-name="T3">real </text:span><text:span text:style-name="T5">dangers along the fringes of the field. Some lived just </text:span>beyond the treeline, and some would fly in from across the Vale, circling overhead in search of small, careless creatures wandering where they shouldn’t be.</text:p>
      <text:p text:style-name="P3"><text:soft-page-break/>He sat next to a stack of old newspapers, peering through the wall planks, out toward the tall grass of the field. His sister’s tail popped up from the grass now and then, as she wound her way toward the Old House – her favorite, forbidden destination.</text:p>
      <text:p text:style-name="P3"><text:span text:style-name="T3">Keep your tail down, dummy</text:span><text:span text:style-name="T5">. Spot really could not </text:span>understand how his sister had survived one hundred mornings already. It’s like she was born just to give him worries. As if in response, Wimpernel’s tail disappeared, and did not reemerge. She had not really learned to stay in stalking mode outside for very long, but his lessons were maybe starting to pay off. When Greyspot wasn’t sleeping, he was quite exceptional at hiding, and hunting beetles, for such a young cat.</text:p>
      <text:p text:style-name="P3"><text:span text:style-name="T3">Is Whimsy off to visit the Old Grey Woman again? </text:span><text:span text:style-name="T5">Mister </text:span>Boots asked casually from behind the young cat.</text:p>
      <text:p text:style-name="P3"><text:span text:style-name="T3">Jeezus, Boots! </text:span><text:span text:style-name="T5">Spot twitched reflexively. How did the old </text:span>barn cat move around so silently? Greyspot twisted his head about briefly to give his elder an annoyed look.</text:p>
      <text:p text:style-name="P3"><text:span text:style-name="T3">Language, son</text:span><text:span text:style-name="T5">, said Mister Boots, sitting calmly on his </text:span>haunches, regarding the kitten with mild amusement. Or something. The older cat was, as far as Wimpernel and he could recall, distantly related to their father Bill’s second cousin, or maybe third. He was somewhat fat, and had a lot of orange in him, which nobody could really trace back properly, so his lineage was a bit of a mystery to them.</text:p>
      <text:p text:style-name="P5">Thinking of chasing after her? She’s got danger on her mind, that one.</text:p>
      <text:p text:style-name="P3">Spot did not know how to respond to Mister Boots most of the time. Unlike the others, the old barn cat had long ago made friends with the woman in the Grumbling House, and visited her from time to time, whenever he felt like eating cooked food and sleeping inside, near Human-stoked fire.</text:p>
      <text:p text:style-name="P3">The others thought of him as not quite right in the head, for this and many other reasons, but his seniority in the barn was without question – he came and went as he pleased, and weighed in on things as his whims dictated.</text:p>
      <text:p text:style-name="P3">Presumably, he had not fallen for the morning’s ruse – while the adults scoured the treeline for the missing kitten, Boots had decided to watch Whimsy’s brother instead.</text:p>
      <text:p text:style-name="P3"><text:soft-page-break/><text:span text:style-name="T3">I’m not going anywhere, don’t worry</text:span><text:span text:style-name="T5">. Greyspot went back to </text:span>peering through the crack in the wall, but his sister was now invisible among the tall grass. Perhaps she was at the back <text:span text:style-name="T5">porch by now. </text:span><text:span text:style-name="T3">Be careful, dummy. </text:span><text:span text:style-name="T5">He settled in for a long </text:span>wait. Mister Boots groomed himself, and did the same.</text:p>
      <text:p text:style-name="P3">Whimsy was not, in fact, anywhere near the back porch by this point. Her plan had two phases.</text:p>
      <text:p text:style-name="P3">The first was to enlist her brother’s help distracting the adults, so she could make her way into the field, toward the House, without being seen. Ever since her last foray into the field, they had all been keeping a rather close eye on her.</text:p>
      <text:p text:style-name="P3">The second phase of her plan was to convince her brother that she was simply making another trip to the Old House, so when Mister Boots eventually questioned him about her whereabouts, that’s where they would assume she was.</text:p>
      <text:p text:style-name="P3">The older cat would understand her interest in going there – they had both formed a relationship with the Old Grey Woman, and even though they never went there together, they shared an understanding, of sorts. He enjoyed the comfort of the den and kitchen, while she enjoyed exploring the house’s nooks, as well as listening the Old Grey Woman’s stories, of which there were many.</text:p>
      <text:p text:style-name="P3">Halfway to the House, Whimsy dropped her tail and changed direction, toward the Scarred Tree, and the mysterious dark hoop hanging from it. None of the others really knew of her growing interest in it – even Boots avoided that place, ever since Bill had wandered there and not returned. None of them would think to look for her there.</text:p>
      <text:p text:style-name="P3">Whimsy had never met her father. The others all told stories of how he tempted the Fates too many times with his far-ranging adventures, and must certainly have met his own, that evening he went to visit the Scarred Tree for the last time. The kitten did not think any father of hers would do something stupid, or get caught by a predator. She knew it in her spirit, in fact, for she knew herself, and he had been her father, so she knew him too, in a way.</text:p>
      <text:p text:style-name="P3">What else could she do, but go there and see what might have happened to him? What did the others expect of her, now that she had been given her true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6</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07T14:30:11.613000000</dc:date>
    <meta:editing-cycles>14</meta:editing-cycles>
    <meta:editing-duration>PT1H31M1S</meta:editing-duration>
    <meta:document-statistic meta:table-count="0" meta:image-count="0" meta:object-count="0" meta:page-count="6" meta:paragraph-count="55" meta:word-count="2489" meta:character-count="13601" meta:non-whitespace-character-count="11149"/>
    <meta:template xlink:type="simple" xlink:actuate="onRequest" xlink:title="" xlink:href="Normal"/>
  </office:meta>
</office:document-meta>
</file>